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3" svg:font-family="Tahoma"/>
    <style:font-face style:name="TimesNewRomanPSMT" svg:font-family="TimesNewRomanPSMT"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Normalny"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margin-top="0cm" fo:margin-bottom="0.3cm" fo:text-align="justify" style:justify-single-word="false"/>
      <style:text-properties style:use-window-font-color="true"/>
    </style:style>
    <style:style style:name="P2" style:family="paragraph" style:parent-style-name="Standard">
      <style:paragraph-properties fo:margin-top="0cm" fo:margin-bottom="0.3cm" fo:text-align="justify" style:justify-single-word="false"/>
      <style:text-properties style:use-window-font-color="true" style:font-name="TimesNewRomanPSMT" style:font-name-asian="TimesNewRomanPSMT" style:font-name-complex="TimesNewRomanPSMT"/>
    </style:style>
    <style:style style:name="P3" style:family="paragraph" style:parent-style-name="Standard">
      <style:paragraph-properties fo:margin-top="0cm" fo:margin-bottom="0.3cm" fo:text-align="justify" style:justify-single-word="false" fo:padding="0.074cm" fo:border-left="none" fo:border-right="none" fo:border-top="none" fo:border-bottom="0.002cm solid #000000" style:join-border="false"/>
      <style:text-properties style:use-window-font-color="true"/>
    </style:style>
    <style:style style:name="P4" style:family="paragraph" style:parent-style-name="Domy_3f_lnie_7e_LT_7e_Notizen">
      <style:paragraph-properties fo:margin-top="0cm" fo:margin-bottom="0.3cm" fo:text-align="justify" style:justify-single-word="false" fo:padding="0.074cm" fo:border-left="none" fo:border-right="none" fo:border-top="none" fo:border-bottom="0.002cm solid #000000" style:join-border="false">
        <style:tab-stops/>
      </style:paragraph-properties>
      <style:text-properties style:use-window-font-color="true" style:font-name="TimesNewRomanPSMT" style:font-name-asian="TimesNewRomanPSMT" style:font-name-complex="TimesNewRomanPSMT"/>
    </style:style>
    <style:style style:name="P5" style:family="paragraph" style:parent-style-name="Domy_3f_lnie_7e_LT_7e_Notizen">
      <style:paragraph-properties fo:margin-top="0cm" fo:margin-bottom="0.3cm" fo:text-align="justify" style:justify-single-word="false" fo:padding="0.074cm" fo:border-left="none" fo:border-right="none" fo:border-top="none" fo:border-bottom="0.002cm solid #000000" style:join-border="false">
        <style:tab-stops/>
      </style:paragraph-properties>
      <style:text-properties style:use-window-font-color="true"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P6" style:family="paragraph" style:parent-style-name="Domy_3f_lnie_7e_LT_7e_Notizen">
      <style:paragraph-properties fo:margin-top="0cm" fo:margin-bottom="0.3cm" fo:text-align="justify" style:justify-single-word="false">
        <style:tab-stops/>
      </style:paragraph-properties>
      <style:text-properties style:use-window-font-color="true"/>
    </style:style>
    <style:style style:name="P7" style:family="paragraph" style:parent-style-name="Domy_3f_lnie_7e_LT_7e_Notizen">
      <style:paragraph-properties fo:margin-top="0cm" fo:margin-bottom="0.3cm" fo:text-align="justify" style:justify-single-word="false">
        <style:tab-stops/>
      </style:paragraph-properties>
      <style:text-properties style:use-window-font-color="true" style:font-name="TimesNewRomanPSMT" style:font-name-asian="TimesNewRomanPSMT" style:font-name-complex="TimesNewRomanPSMT"/>
    </style:style>
    <style:style style:name="P8" style:family="paragraph" style:parent-style-name="Domy_3f_lnie_7e_LT_7e_Notizen">
      <style:paragraph-properties fo:margin-top="0cm" fo:margin-bottom="0.3cm" fo:text-align="justify" style:justify-single-word="false">
        <style:tab-stops/>
      </style:paragraph-properties>
      <style:text-properties style:use-window-font-color="true"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P9" style:family="paragraph" style:parent-style-name="Domy_3f_lnie_7e_LT_7e_Notizen">
      <style:paragraph-properties fo:margin-top="0cm" fo:margin-bottom="0.3cm" fo:text-align="justify" style:justify-single-word="false"/>
      <style:text-properties style:use-window-font-color="true"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10"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P11" style:family="paragraph" style:parent-style-name="Domy_3f_lnie_7e_LT_7e_Notizen">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P12"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3" style:family="paragraph" style:parent-style-name="Domy_3f_lnie_7e_LT_7e_Notizen">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4"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15"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style>
    <style:style style:name="P16" style:family="paragraph" style:parent-style-name="Domy_3f_lnie_7e_LT_7e_Notizen">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font-name="TimesNewRomanPSMT" style:font-name-asian="TimesNewRomanPSMT" style:font-name-complex="TimesNewRomanPSMT"/>
    </style:style>
    <style:style style:name="P17"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font-name="TimesNewRomanPSMT" style:font-name-asian="TimesNewRomanPSMT" style:font-name-complex="TimesNewRomanPSMT"/>
    </style:style>
    <style:style style:name="P18" style:family="paragraph" style:parent-style-name="Domy_3f_lnie_7e_LT_7e_Notizen">
      <style:paragraph-properties fo:margin-left="0cm" fo:margin-right="0cm" fo:margin-top="0.159cm" fo:margin-bottom="0cm" style:line-height-at-least="0.353cm" fo:text-align="start" style:justify-single-word="false" fo:text-indent="0cm" style:auto-text-indent="false" fo:padding="0.074cm" fo:border-left="none" fo:border-right="none" fo:border-top="none" fo:border-bottom="0.002cm solid #000000" style:text-autospace="none" style:join-border="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style>
    <style:style style:name="P19"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fo:padding="0.074cm" fo:border-left="none" fo:border-right="none" fo:border-top="none" fo:border-bottom="0.002cm solid #000000" style:text-autospace="none" style:join-border="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style>
    <style:style style:name="P20"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fo:padding="0.074cm" fo:border-left="none" fo:border-right="none" fo:border-top="none" fo:border-bottom="0.002cm solid #000000" style:text-autospace="none" style:join-border="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21" style:family="paragraph" style:parent-style-name="Domy_3f_lnie_7e_LT_7e_Notizen">
      <style:paragraph-properties fo:margin-left="0cm" fo:margin-right="0cm" fo:margin-top="0.159cm" fo:margin-bottom="0cm" style:line-height-at-least="0.353cm" fo:text-align="justify" style:justify-single-word="false" fo:text-indent="0cm" style:auto-text-indent="false" fo:padding="0.074cm" fo:border-left="none" fo:border-right="none" fo:border-top="none" fo:border-bottom="0.002cm solid #000000" style:text-autospace="none" style:join-border="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P22" style:family="paragraph" style:parent-style-name="Domy_3f_lnie_7e_LT_7e_Notizen">
      <style:paragraph-properties fo:margin-left="0cm" fo:margin-right="0cm" fo:margin-top="0cm" fo:margin-bottom="0.3cm" style:line-height-at-least="0.353cm" fo:text-align="start" style:justify-single-word="false" fo:text-indent="0cm" style:auto-text-indent="false" style:text-autospace="none">
        <style:tab-stops/>
      </style:paragraph-properties>
      <style:text-properties style:use-window-font-color="true"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P23" style:family="paragraph" style:parent-style-name="Domy_3f_lnie_7e_LT_7e_Notizen">
      <style:paragraph-properties fo:margin-left="0cm" fo:margin-right="0cm" fo:margin-top="0cm" fo:margin-bottom="0.3cm" style:line-height-at-least="0.353cm" fo:text-align="justify" style:justify-single-word="false" fo:text-indent="0cm" style:auto-text-indent="false" style:text-autospace="none">
        <style:tab-stops/>
      </style:paragraph-properties>
      <style:text-properties style:use-window-font-color="true"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P24" style:family="paragraph" style:parent-style-name="Domy_3f_lnie_7e_LT_7e_Notizen">
      <style:paragraph-properties fo:margin-left="0cm" fo:margin-right="0cm" fo:margin-top="0cm" fo:margin-bottom="0.3cm" style:line-height-at-least="0.353cm" fo:text-align="justify" style:justify-single-word="false" fo:text-indent="0cm" style:auto-text-indent="false" fo:padding="0.074cm" fo:border-left="none" fo:border-right="none" fo:border-top="none" fo:border-bottom="0.002cm solid #000000" style:text-autospace="none" style:join-border="false">
        <style:tab-stops/>
      </style:paragraph-properties>
      <style:text-properties style:use-window-font-color="true"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25" style:family="paragraph" style:parent-style-name="Domy_3f_lnie_7e_LT_7e_Notizen">
      <style:paragraph-properties fo:margin-left="0cm" fo:margin-right="0cm" fo:margin-top="0cm" fo:margin-bottom="0.3cm" style:line-height-at-least="0.353cm" fo:text-align="justify" style:justify-single-word="false" fo:text-indent="0cm" style:auto-text-indent="false" fo:padding="0.074cm" fo:border-left="none" fo:border-right="none" fo:border-top="none" fo:border-bottom="0.002cm solid #000000" style:text-autospace="none" style:join-border="false">
        <style:tab-stops/>
      </style:paragraph-properties>
      <style:text-properties style:use-window-font-color="true" style:font-name="Tahoma" style:font-name-asian="Tahoma" style:font-name-complex="Tahoma"/>
    </style:style>
    <style:style style:name="P26" style:family="paragraph" style:parent-style-name="Domy_3f_lnie_7e_LT_7e_Notizen">
      <style:paragraph-properties fo:margin-left="0cm" fo:margin-right="0cm" fo:margin-top="0cm" fo:margin-bottom="0.3cm" style:line-height-at-least="0.353cm" fo:text-align="justify" style:justify-single-word="false" fo:text-indent="0cm" style:auto-text-indent="false" fo:padding="0.074cm" fo:border-left="none" fo:border-right="none" fo:border-top="none" fo:border-bottom="0.002cm solid #000000" style:shadow="none" style:text-autospace="none" style:join-border="false">
        <style:tab-stops/>
      </style:paragraph-properties>
      <style:text-properties style:use-window-font-color="true" style:font-name="TimesNewRomanPSMT" style:font-name-asian="TimesNewRomanPSMT" style:font-name-complex="TimesNewRomanPSMT"/>
    </style:style>
    <style:style style:name="P27" style:family="paragraph" style:parent-style-name="Domy_3f_lnie_7e_LT_7e_Notizen">
      <style:paragraph-properties fo:margin-left="0cm" fo:margin-right="0cm" fo:margin-top="0cm" fo:margin-bottom="0.3cm" style:line-height-at-least="0.353cm" fo:text-align="justify" style:justify-single-word="false" fo:text-indent="0cm" style:auto-text-indent="false" fo:padding="0cm" fo:border="none" style:shadow="none" style:text-autospace="none" style:join-border="false">
        <style:tab-stops/>
      </style:paragraph-properties>
      <style:text-properties style:use-window-font-color="true"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28" style:family="paragraph" style:parent-style-name="Domy_3f_lnie_7e_LT_7e_Notizen">
      <style:paragraph-properties fo:margin-left="0cm" fo:margin-right="0cm" fo:margin-top="0cm" fo:margin-bottom="0.3cm" style:line-height-at-least="0.353cm" fo:text-align="justify" style:justify-single-word="false" fo:text-indent="0cm" style:auto-text-indent="false" fo:padding="0cm" fo:border="none" style:shadow="none" style:text-autospace="none" style:join-border="false">
        <style:tab-stops/>
      </style:paragraph-properties>
      <style:text-properties style:use-window-font-color="true"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P2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outline="false" style:text-line-through-style="none" style:font-name="TimesNewRomanPSMT" fo:font-size="12pt" fo:font-style="normal" fo:text-shadow="none"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text-emphasize="none"/>
    </style:style>
    <style:style style:name="T2" style:family="text">
      <style:text-properties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style>
    <style:style style:name="T3"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4" style:family="text">
      <style:text-properties style:font-name="TimesNewRomanPSMT" style:font-name-asian="TimesNewRomanPSMT" style:font-name-complex="TimesNewRomanPSMT"/>
    </style:style>
    <style:style style:name="T5" style:family="text">
      <style:text-properties style:font-name="TimesNewRomanPSMT" fo:font-size="10pt" style:font-name-asian="TimesNewRomanPSMT" style:font-size-asian="10pt" style:font-name-complex="TimesNewRomanPSMT" style:font-size-complex="10pt"/>
    </style:style>
    <style:style style:name="T6" style:family="text">
      <style:text-properties style:font-name="CourierNewPSMT" fo:font-size="10pt" style:font-name-asian="CourierNewPSMT" style:font-size-asian="10pt" style:font-name-complex="CourierNewPSMT" style:font-size-complex="10pt"/>
    </style:style>
    <style:style style:name="T7" style:family="text">
      <style:text-properties style:font-name="CourierNewPSMT" style:font-name-asian="CourierNewPSMT" style:font-name-complex="CourierNewPSMT"/>
    </style:style>
    <style:style style:name="T8" style:family="text">
      <style:text-properties style:text-position="sub 58%"/>
    </style:style>
    <style:style style:name="T9" style:family="text">
      <style:text-properties style:font-name="Times New Roman" style:font-name-asian="Times New Roman" style:font-name-complex="Times New Roman"/>
    </style:style>
    <style:style style:name="T10" style:family="text">
      <style:text-properties style:font-name="Times New Roman" fo:font-style="italic" style:font-name-asian="Times New Roman" style:font-style-asian="italic" style:font-name-complex="Times New Roman" style:font-style-complex="italic"/>
    </style:style>
    <style:style style:name="T11" style:family="text">
      <style:text-properties style:font-name="Courier New" fo:font-size="11pt" style:font-name-asian="Courier New" style:font-size-asian="11pt" style:font-name-complex="Courier New" style:font-size-complex="11pt"/>
    </style:style>
    <style:style style:name="T12" style:family="text">
      <style:text-properties style:text-position="-41% 100%"/>
    </style:style>
    <style:style style:name="T13"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line-through-mode="continuous"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position="0% 100%" style:font-name="Tahoma1" fo:font-size="10pt" fo:letter-spacing="normal" fo:language="pl" fo:country="PL" fo:font-style="italic" fo:text-shadow="none" style:text-underline-style="none" fo:font-weight="normal" style:text-underline-mode="continuous" style:text-line-through-mode="continuous"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itam, nazywam się Dariusz Maciejewski. Zaprezentuje państwu moją pracę magisterską – czyli grę komputerową 'Camera Fighter'.<office:annotation><dc:creator>Dariusz Maciejewski</dc:creator><dc:date>2008-10-26T15:17:20.51</dc:date><text:p text:style-name="P29"><text:span text:style-name="T13">Witam...</text:span></text:p></office:annotation></text:p>
      <text:p text:style-name="P8">Plan prezentacji</text:p>
      <text:p text:style-name="P6"><text:span text:style-name="T1">Jej celem było przeanalizowanie krok po kroku procesu powstawania gry. Aby w pełni poznać problematykę tworzenia każdego podsystemu gry nie skorzystałem z możliwości zastosowania dostępnych w internecie otwartych silników graficznych oraz fizycznych, lecz opracowałem własne rozwiązania.</text:span><text:span text:style-name="T1"><office:annotation><dc:creator>Dariusz Maciejewski</dc:creator><dc:date>2008-10-26T15:19:24.51</dc:date><text:p text:style-name="P29"><text:span text:style-name="T13">Cel – przeanalizowanie procesu powstawania gry</text:span></text:p></office:annotation></text:span></text:p>
      <text:p text:style-name="P7"><text:span text:style-name="T2">W założeniu ruch postaci miał być sterowany za pomocą analizy obrazu z kamer USB. Jednakże kolega odpowiedzialny za wykonanie modułu Motion Capture nie ukończył jeszcze swej pracy, więc demonstracji tej nowatorskiej techniki sterowania mogą się państwo spodziewać w przyszłym semestrze.</text:span><text:span text:style-name="T2"><office:annotation><dc:creator>Dariusz Maciejewski</dc:creator><dc:date>2008-10-26T15:19:52.51</dc:date><text:p text:style-name="P29"><text:span text:style-name="T13">Motion capture</text:span></text:p></office:annotation></text:span></text:p>
      <text:p text:style-name="P7"><text:span text:style-name="T2">Z racji specyficznego sterowania, musieliśmy wybrać tematykę gry w której przemieszczanie się jest sprawą drugorzędną, ponieważ gracz stojący przed kamerami nie może odchodzić z miejsca w którym stoi. Nasz wybór padł na symulator sztuk walki. Poruszaniem postaci może się tu zająć sztuczna inteligencja, natomiast gracz steruje wykonywaniem ciosów.</text:span><text:span text:style-name="T2"><office:annotation><dc:creator>Dariusz Maciejewski</dc:creator><dc:date>2008-10-26T15:20:10.51</dc:date><text:p text:style-name="P29"><text:span text:style-name="T13">Tematyka gry</text:span></text:p></office:annotation></text:span></text:p>
      <text:p text:style-name="P5">Tematykę gry oraz nowatorski sposób sterowania postanowiliśmy odzwierciedlić w jej tytule. </text:p>
      <text:p text:style-name="P8">Szkielet aplikacji – klasa Application</text:p>
      <text:p text:style-name="P8">Większości współczesnych programów wchodzących w interakcję z użytkownikiem tworzonych jest w oparciu o modelu programowania sterowanego zdarzeniami<office:annotation><dc:creator>Dariusz Maciejewski</dc:creator><dc:date>2008-10-26T15:32:55.53</dc:date><text:p text:style-name="P29"><text:span text:style-name="T13">Programowanie sterowane zdarzeniami, a programowanie czasu rzeczywistego</text:span></text:p></office:annotation> – określony kod jest uruchamiany w odpowiedzi na zdarzenia wywoływanych przez system oraz użytkownika. Gry komputerowe wiążą się z tworzeniem systemu czasu rzeczywistego – symulacja świata podzielona jest na kolejne klatki, w których zdarzenia następują w określonej kolejności. Przebieg gry komputerowej można podzielić na następujące kroki:</text:p>
      <text:p text:style-name="P22">(1) Utworzenie aplikacji</text:p>
      <text:p text:style-name="P22">(2) Uruchomienie pętli krokowej</text:p>
      <text:p text:style-name="P22">(2.1) Początek klatki</text:p>
      <text:p text:style-name="P22">(2.2) Aktualizacja stanu świata</text:p>
      <text:p text:style-name="P22">(2.3) Przedstawienie obecnego stanu świata na ekranie</text:p>
      <text:p text:style-name="P22">(2.4) Zakończenie klatki</text:p>
      <text:p text:style-name="P22">(2.5) Rozpoczęcie kolejnej klatki (powrót do 2.1) bądź przejście do kroku 3</text:p>
      <text:p text:style-name="P22">(3) Zakończenie aplikacji</text:p>
      <text:p text:style-name="P24"><text:span text:style-name="T4">Na potrzeby tej pracy utworzono uniwersalną klasę </text:span><text:span text:style-name="T6">Application</text:span><text:span text:style-name="T4">, która wspiera przedstawiony</text:span><text:span text:style-name="T4"><office:annotation><dc:creator>Dariusz Maciejewski</dc:creator><dc:date>2008-10-26T15:34:33.53</dc:date><text:p text:style-name="P29"><text:span text:style-name="T13">Klasa Application – uniwerslaność + IWindow + IScene</text:span></text:p></office:annotation></text:span><text:span text:style-name="T4"> powyżej model. Posiada ona pojedyncze okno klasy </text:span><text:span text:style-name="T6">IWindow</text:span><text:span text:style-name="T4">, </text:span><text:span text:style-name="T5">wspierające określone API graficzne (OpenGL bądź DirectX). Sam obiekt aplikacji nie definiuje zachowania programu – do poprawnego funkcjonowania wymaga obiektu </text:span><text:span text:style-name="T4">potomnego klasy </text:span><text:span text:style-name="T6">Iscene</text:span><text:span text:style-name="T4">.</text:span></text:p>
      <text:p text:style-name="P23">Szkielet aplikacji – klasa IWindow</text:p>
      <text:p text:style-name="P25"><text:span text:style-name="T1">Współczesne gry i programy w większości porzuciły komunikację poprzez konsolę na rzecz graficznego przedstawiania informacji w oknach. Klasa </text:span>IWindow <text:span text:style-name="T1">udostępnia uniwersalny interfejs okna, który następnie klasa potomna implementuje dla konkretnego API systemowego (WinAPI, </text:span><text:soft-page-break/><text:span text:style-name="T1">X11) i graficznego (OpenGL, DirectX). Projekt wykorzystuje klasę </text:span>GLWindow <text:span text:style-name="T1">która implementuje API OpenGL poprzez WinAPI bądź X11.</text:span><text:span text:style-name="T1"><office:annotation><dc:creator>Dariusz Maciejewski</dc:creator><dc:date>2008-10-26T15:37:00.53</dc:date><text:p text:style-name="P29"><text:span text:style-name="T13">Uniwersalny interfejs okna, pochodne GLWindow dla WinAPI oraz X11</text:span></text:p></office:annotation></text:span></text:p>
      <text:p text:style-name="P23">Szkielet aplikacji – klasa IScene</text:p>
      <text:p text:style-name="P27"><text:span text:style-name="T4">Aby podzielić aplikację na niezależne logicznie tryby pracy oraz uniezależnić klasę </text:span><text:span text:style-name="T6">Application </text:span><text:span text:style-name="T4">od logiki, stworzona została klasa </text:span><text:span text:style-name="T6">IScene</text:span><text:span text:style-name="T4">. Pojedyncza scena przedstawia zamknięty logicznie, samowystarczalny fragment logiki aplikacji. Z innymi scenami powinien ją łączyć jedynie kod odpowiedzialny za przejście do kolejnej sceny.</text:span><text:span text:style-name="T4"><office:annotation><dc:creator>Dariusz Maciejewski</dc:creator><dc:date>2008-10-26T15:39:34.54</dc:date><text:p text:style-name="P29"><text:span text:style-name="T13">IScene uniezależnia klasę Application od logiki.</text:span></text:p><text:p text:style-name="P29"><text:span text:style-name="T13">Zamknięty logicznie, samowystarczalny fragment logiki.</text:span></text:p></office:annotation></text:span></text:p>
      <text:p text:style-name="P26"><text:span text:style-name="T2">W typowej grze komputerami jako niezależne sceny można by potraktować menu, rozgrywkę, przerywnik filmowy bądź wbudowany edytor.</text:span><text:span text:style-name="T2"><office:annotation><dc:creator>Dariusz Maciejewski</dc:creator><dc:date>2008-10-26T15:40:58.54</dc:date><text:p text:style-name="P29"><text:span text:style-name="T13">Klasy potomne – Menu, Rozgrywka, Edytor, Konsola, Przerywnik Filmowy – implementują konkretną logikę</text:span></text:p></office:annotation></text:span></text:p>
      <text:p text:style-name="P23">Szkielet aplikacji – klasa InputMgr</text:p>
      <text:p text:style-name="P28">Gry różnią się od typowych programów interpretacją zdarzeń związanych z klawiaturą. Przeciętny program reaguje na moment wciśnięcia klawisza (np. w edytorze tekstu, pojawi się nowa litera), lub jego zwolnienia. W grach uwaga bardziej skupia się na stanie klawisza (wciśnięty lub nie), niż momencie jego zmiany.<office:annotation><dc:creator>Dariusz Maciejewski</dc:creator><dc:date>2008-10-26T15:43:04.54</dc:date><text:p text:style-name="P29"><text:span text:style-name="T13">Moment wciśnięcia klawisza, a stan klawisza</text:span></text:p></office:annotation>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office:annotation><dc:creator>Dariusz Maciejewski</dc:creator><dc:date>2008-10-26T15:43:20.54</dc:date><text:p text:style-name="P29"><text:span text:style-name="T13">Niestandardowe znaczenie klawiszy</text:span></text:p></office:annotation></text:p>
      <text:p text:style-name="P24"><text:span text:style-name="T4">Wsparciu przejścia z modelu zdarzeniowego, wspieranego przez środowiska graficzne, na model stosowany w grach, a także tłumaczeniu znaczenia klawiszy z dosłownego na umowny, służy klasa </text:span><text:span text:style-name="T7">InputMgr</text:span><text:span text:style-name="T4">. Umożliwia ona zdefiniowanie dla każdej sceny gry indywidualnego mapowania z systemowych kodów klawiszy (Virtual Key Codes) na kody stosowane wewnątrz aplikacji. Zwiększa to czytelność oraz elastyczność kodu. Widząc polecenie </text:span><text:span text:style-name="T7">GetInputState(IC_Accelerate) </text:span><text:span text:style-name="T4">dużo łatwiej się domyśleć celu tego zapytania, niż w przypadku polecenia </text:span><text:span text:style-name="T7">GetKeyState(VK_UP)</text:span><text:span text:style-name="T4">. Ponadto wystarczy zmienić mapowanie, by przedefiniować znaczenie klawiszy – można robić to dynamicznie, w trakcie działania programu, bez wprowadzania zmian w kodzie.</text:span><text:span text:style-name="T4"><office:annotation><dc:creator>Dariusz Maciejewski</dc:creator><dc:date>2008-10-26T16:01:42.56</dc:date><text:p text:style-name="P29"><text:span text:style-name="T13">InputMgr – dynamiczne mapowanie klawiszy na kody funkcjonalne</text:span></text:p></office:annotation></text:span></text:p>
      <text:p text:style-name="P28">Silnik graficzny</text:p>
      <text:p text:style-name="P1">Silnik graficzny jest jednym z głównych podsystemów gry. Silnik taki powinien być bardzo elastyczny i wydajny. Stworzenie uniwersalnego silnika pozwala na jego ponowne wykorzystanie w kolejnym produkcie, co znacznie skraca czas i zmniejsza koszty wydawania kolejnych tytułów.<office:annotation><dc:creator>Dariusz Maciejewski</dc:creator><dc:date>2008-10-26T16:06:42.56</dc:date><text:p text:style-name="P29"><text:span text:style-name="T13">Podstawowy podsystem, może być ponownie wykorzystany</text:span></text:p></office:annotation></text:p>
      <text:p text:style-name="P1"><text:span text:style-name="T4">Obecnie na rynku istnieje wielu producentów skupiających się na tworzeniu tylko jednego podsystemu gry. Można znaleźć niezależne silniki graficzne oraz fizyczne, a także elementy wyspecjalizowane w wąskiej dziedzinie – np. skupiające się tylko na renderowaniu drzew. Takie rozproszone tworzenie kodu ma wiele zalet. Twórcy gry mogą się skupić na jej logice – powtarzalne elementy, takie jak proces renderowania mają już gotowy. Z jednej strony gra może zostać ukończona dużo szybciej, po drugie, taki zewnętrzny silnik tworzony jest przez ekspertów w danej dziedzinie. Możemy być pewni, że silnik taki jest dopracowany w najmniejszych szczegółach, a autorzy stale rozszerzają jego możliwości.</text:span><text:span text:style-name="T4"><office:annotation><dc:creator>Dariusz Maciejewski</dc:creator><dc:date>2008-10-26T16:08:18.56</dc:date><text:p text:style-name="P29"><text:span text:style-name="T13">Zewnętrzne silniki – tworzone przez ekspertów, można skupić się na logice</text:span></text:p></office:annotation></text:span></text:p>
      <text:p text:style-name="P3"><text:span text:style-name="T4">Stworzony przeze mnie silnik graficzny odpowiedzialny jest za następujące elementy gry:...</text:span><text:span text:style-name="T4"><office:annotation><dc:creator>Dariusz Maciejewski</dc:creator><dc:date>2008-10-26T16:12:52.56</dc:date><text:p text:style-name="P29"><text:span text:style-name="T13">Elementy silnika graficznego</text:span></text:p></office:annotation></text:span></text:p>
      <text:p text:style-name="P2">Renderowanie obiektu 3D</text:p>
      <text:p text:style-name="P9"><text:span text:style-name="T4">Moduł renderujący obiekt udostępnia szereg technik renderowania oraz metody zarządzające </text:span><text:soft-page-break/><text:span text:style-name="T4">danymi modelu przechowywanymi w pamięci karty graficznej. Aby zoptymalizować proces renderowania, elementy modelu które znajdują się poza obszarem widzenia zostają pominięte.</text:span><text:span text:style-name="T4"><office:annotation><dc:creator>Dariusz Maciejewski</dc:creator><dc:date>2008-10-26T16:29:55.56</dc:date><text:p text:style-name="P29"><text:span text:style-name="T13">Zarządzanie pamięcią GPU, pomijanie niewidocznych obiektów</text:span></text:p></office:annotation></text:span></text:p>
      <text:p text:style-name="P10">Najbardziej oczywistym sposobem renderowania modelu, jest renderowanie jednoprzebiegowe – raz na klatkę wysyłamy do karty graficznej informacje o modelu. Każdy fragment modelu, za jednym przejściem jest oświetlany wszystkimi światłami w jego pobliżu. Rozwiązanie takie jest wydajne, ale nie pozwala na przedstawianie takich efektów jak cienie czy odbicia. Aby je uzyskać musimy zastosować rendering wieloprzebiegowy.<text:span text:style-name="T8"><office:annotation><dc:creator>Dariusz Maciejewski</dc:creator><dc:date>2008-10-26T16:30:19.57</dc:date><text:p text:style-name="P29"><text:span text:style-name="T13">Renderowanie jednoprzebiegowe – oświetlenie wszystkimi światłami w jednym przejściu, brak cieni rzuconych</text:span></text:p></office:annotation></text:span></text:p>
      <text:p text:style-name="P10">Jednym z etapów renderowania wieloprzebiegowego może być renderowanie do bufora głębi ('depth first rendering'). Etap ten jest wykonywany na początku całego procesu renderowania. W jego wyniku posiadamy czysty bufor koloru, jednakże w buforze głębi znajdują się już kompletne informacje o scenie. Etap ten jest wspierany przez nowoczesne karty graficzne – proces renderowania tylko do bufora głębi wykonują kilkakrotnie szybciej, niż renderowanie z włączonym zapisem do bufora koloru.<office:annotation><dc:creator>Dariusz Maciejewski</dc:creator><dc:date>2008-10-26T16:31:21.57</dc:date><text:p text:style-name="P29"><text:span text:style-name="T13">Depth First Rendering</text:span></text:p></office:annotation></text:p>
      <text:p text:style-name="P11">Korzyścią z wypełnienia w pierwszej kolejności bufora głębi jest zmniejszenie ilości fragmentów które będzie musiała wyrenderować karta w kolejnych krokach. Normalnie część wyrenderowanych trójkątów zostanie zasłonięta trójkątami renderowanymi w następnej kolejności. Na podstawie zawartości bufora głębi, mogą one być we wczesnym etapie odrzucone przez kartę graficzną.<office:annotation><dc:creator>Dariusz Maciejewski</dc:creator><dc:date>2008-10-26T16:31:48.57</dc:date><text:p text:style-name="P29"><text:span text:style-name="T13">Dzięki DFR, więcej fragmentów zostanie odrzuconych w kolejnych etapach</text:span></text:p></office:annotation></text:p>
      <text:p text:style-name="P11">Po wypełnieniu bufora głębi możemy przejść do oświetlenia modeli światłem odbitym. Przyjąłem uproszczony model, w którym cały model jest równomiernie oświetlany wszystkimi światłami w zasięgu których się znajduje. Rodzi to pewną niedokładność, gdyż np. bardzo długa ściana będzie na całej odległości oświetlona nikłym światłem odbitym zapałki. Jednakże intensywność takiego światła odbitego będzie na tyle mała, iż uznałem, że nie będzie ona miała wielkiego znaczenia na wynikowy obraz. Zaletą przyjętego uproszczenia jest możliwość jednoprzejściowego, szybkiego wyrenderowania tego kroku dla wszystkich świateł.<office:annotation><dc:creator>Dariusz Maciejewski</dc:creator><dc:date>2008-10-26T16:32:47.57</dc:date><text:p text:style-name="P29"><text:span text:style-name="T13">Renderowanie świateł Ambient w jednym przejściu</text:span></text:p></office:annotation></text:p>
      <text:p text:style-name="P11">Kolejnym krokiem jest wyrenderowanie fragmentów modelu, które są oświetlone światłem bezpośrednio na nie padającym. Każde światło renderujemy w oddzielnym przejściu, gdyż musi być one poprzedzone renderingiem cieni objętościowych. Cienie objętościowe renderowane są do bufora szablonowego (stencil buffer), na podstawie zawartości tego bufora, karta graficzna pomija renderowanie fragmentów, na które pada cień.<office:annotation><dc:creator>Dariusz Maciejewski</dc:creator><dc:date>2008-10-26T16:33:26.57</dc:date><text:p text:style-name="P29"><text:span text:style-name="T13">Światła bezpośrednie, cienie</text:span></text:p></office:annotation></text:p>
      <text:p text:style-name="P18"><text:span text:style-name="T1">Gdy scena zawiera już wszystkie nieprzeźroczyste obiekty, można przejść do renderowania obiektów przeźroczystych. Przy założeniu, że obiekty półprzeźroczyste nie mogą przyjmować cieni, wystarczy dla nich renderowanie jednoprzebiegowe.</text:span><text:span text:style-name="T1"><office:annotation><dc:creator>Dariusz Maciejewski</dc:creator><dc:date>2008-10-26T16:34:01.57</dc:date><text:p text:style-name="P29"><text:span text:style-name="T13">Renderowanie przeźroczystych obiektów w jednym przejściu</text:span></text:p></office:annotation></text:span></text:p>
      <text:p text:style-name="P16">Renderowanie sceny</text:p>
      <text:p text:style-name="P15"><text:span text:style-name="T4">W moim silniku graficznym scena może być renderowana wieloprzebiegowo, zgodnie ze schematem omówionym na poprzednim slajdzie, bądź jednoprzebiegowo, bez jakiegokolwiek oświetlenia. Na poniższych obrazkach widać odpowiednio scenę renderowaną bez świateł, ze światłami oraz ze światłami rzucającymi cienie objętościowe. Dodatkowo w celach testowych można włączyć wyświetlanie szkieletów postaci, obrysów cieni objętościowych czy BVH.</text:span><text:span text:style-name="T4"><office:annotation><dc:creator>Dariusz Maciejewski</dc:creator><dc:date>2008-10-26T16:42:35.59</dc:date><text:p text:style-name="P29"><text:span text:style-name="T13">Renderowanie jedno i wieloprzebiegowe</text:span></text:p></office:annotation></text:span></text:p>
      <text:p text:style-name="P15"><text:span text:style-name="T4">Inną ciekawą techniką renderowania, wartą wspomnienia jest cieniowanie odroczone. </text:span><text:span text:style-name="T1">Polega ono na zastosowaniu pewnej sztuczki – zamiast renderować do bufora docelowego, należy wykorzystać funkcję nowoczesnych kart graficznych, umożliwiającą jednoczesne renderowanie do kilku buforów pomocniczych (MRT). Zamiast wynikowego obrazu, renderujemy do nich jednak informacje o materiałach danego fragmentu modelu. W efekcie uzyskamy dwu wymiarowe tekstury zawierające informacje o tym, w jaki sposób powinien być oświetlony dany piksel. Oświetlenie sceny pojedynczym światłem sprowadza się do wyrenderowania prostokąta pokrytego tymi teksturami i zajmującego cały ekran. Odpowiedni program GPU renderując fragmenty tego prostokąta, będzie oświetlał je na podstawie informacji zawartych w pokrywających go teksturach.</text:span></text:p>
      <text:p text:style-name="P21"><text:soft-page-break/>Technika ta pozwala znacznie odciążyć kartę graficzną od wielokrotnego przetwarzania skomplikowanych geometrii. Każde kolejne światło łączy się jedynie z renderowaniem jednego dodatkowego prostokąta.</text:p>
      <text:p text:style-name="P16">Programowanie pod GPU</text:p>
      <text:p text:style-name="P10">Nowoczesne karty graficzne umożliwiają uruchomienie na GPU prostych programów przetwarzających wierzchołki, bądź pojedyncze piksele renderowanych figur. GPU jest procesorem wyspecjalizowanym w przetwarzaniu geometrii 3D, więc zrobi to dużo efektywniej od CPU. Programy GPU pozwalają również zaimplementowanie takich efektów jak zaawansowane oświetlenie czy mapowanie wypukłości.<office:annotation><dc:creator>Dariusz Maciejewski</dc:creator><dc:date>2008-10-26T16:44:42.59</dc:date><text:p text:style-name="P29"><text:span text:style-name="T13">Programy GPU – szybkie przetwarzanie wierzchołków i pikseli, zaawansowane efekty wizualne</text:span></text:p></office:annotation></text:p>
      <text:p text:style-name="P10">Animując postacie po stronie CPU należy w każdej klatce wysłać do karty graficznej nowe położenie wierzchołków modelu. Program animacji szkieletowej po stronie GPU operuje na bazowych pozycjach wierzchołków – jedyne co musimy robić, to aktualizować pozycję kości.<office:annotation><dc:creator>Dariusz Maciejewski</dc:creator><dc:date>2008-10-26T16:46:32.59</dc:date><text:p text:style-name="P29"><text:span text:style-name="T13">Animacja szkieletowa – aktualizujemy tylko kości, GPU operuje na oryginalnych wierzchołkach</text:span></text:p></office:annotation></text:p>
      <text:p text:style-name="P10">Podstawowy model oświetlenia OpenGL jest wydajny, ale bardzo uproszczony. Oświetla on wnętrze trójkątów interpolując kolor jego wierzchołków. Dla siatek składających się z małych trójkątów działa to bardzo dobrze. Problem pojawia się, gdy mamy duże trójkąty, np. fragmenty podłogi, bądź ściany. Jeśli światło nie dociera do wierzchołków, to w uproszczonym modelu, cała ściana będzie ciemna, nawet gdy źródło światła będzie bardzo blisko jej powierzchni. Jednym z rozwiązań jest podział dużych trójkątów na wiele małych – jest to jednak niepożądane, gdyż niepotrzebnie komplikujemy geometrię modelu. Lepszym rozwiązaniem jest niezależne obliczanie oświetlenia dla każdego fragmentu figury – zdefiniowanie własnego modelu oświetlenia umożliwiają nam programy GPU.<office:annotation><dc:creator>Dariusz Maciejewski</dc:creator><dc:date>2008-10-26T16:48:21.59</dc:date><text:p text:style-name="P29"><text:span text:style-name="T13">Zaawansowane efekty świetlne – domyślny model jest zbyt prosty</text:span></text:p></office:annotation></text:p>
      <text:p text:style-name="P19"><text:span text:style-name="T1">W grze Camera Fighter wykorzystuję możliwość programowania GPU w dwóch wyżej wymienionych celach. Stworzyłem kilkanaście prostych programów, każdy odpowiedzialny jest za inny typ źródła światła (globalne, nieskończone, punktowe, snopowe). Każdy z tych programów występuje w odmianie umożliwiającej teksturowanie i animowanie szkieletowe modelu.</text:span><text:span text:style-name="T1"><office:annotation><dc:creator>Dariusz Maciejewski</dc:creator><dc:date>2008-10-26T16:49:32.59</dc:date><text:p text:style-name="P29"><text:span text:style-name="T13">Inne zastosowania – Bump Mapping, Odblaski</text:span></text:p></office:annotation></text:span></text:p>
      <text:p text:style-name="P16">Fizyka – wykrywanie kolizji</text:p>
      <text:p text:style-name="P10">Kolejnym podsystemem który chciałbym omówić jest silnik fizyczny.</text:p>
      <text:p text:style-name="P12">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office:annotation><dc:creator>Dariusz Maciejewski</dc:creator><dc:date>2008-10-26T16:51:45.60</dc:date><text:p text:style-name="P29"><text:span text:style-name="T13">Detekcja kolizji wymagana do symulowania fizyki</text:span></text:p></office:annotation></text:p>
      <text:p text:style-name="P14"><text:span text:style-name="T9">W wyniku detekcji kolizji silnik fizyczny otrzymuje informacje które umożliwiają symulację oddziaływań między ciałami. Dzięki tej wiedzy możemy przenieść się ze 'świata duchów' do świata materialnego. Detektory wykrywają kolizje na jeden z dwóch sposobów: metodą a priori bądź a posteriori </text:span><text:span text:style-name="T11">[Wiki_CD]</text:span><text:span text:style-name="T9">.</text:span></text:p>
      <text:p text:style-name="P12">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office:annotation><dc:creator>Dariusz Maciejewski</dc:creator><dc:date>2008-10-26T16:52:49.60</dc:date><text:p text:style-name="P29"><text:span text:style-name="T13">Metoda </text:span><text:span text:style-name="T14">a priori</text:span><text:span text:style-name="T13"> a </text:span><text:span text:style-name="T14">a posteriori</text:span></text:p></office:annotation></text:p>
      <text:p text:style-name="P12">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P12"><text:soft-page-break/>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ę a priori cechuje dużo większa dokładność i stabilność symulacji.</text:p>
      <text:p text:style-name="P20">Specjalnym przypadkiem do rozpatrzenia jest stan spoczynku. Jeżeli odległość oraz ruch dwóch obiektów względem siebie jest poniżej pewnego progu, ciała powinny przejść w stan spoczynku, z którego zostaną wyrwane dopiero pod działaniem nowej siły.</text:p>
      <text:p text:style-name="P16">Wykrywanie kolizji 2</text:p>
      <text:p text:style-name="P12">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testujących przecinanie się dwóch trójkątów.<office:annotation><dc:creator>Dariusz Maciejewski</dc:creator><dc:date>2008-10-26T16:55:07.60</dc:date><text:p text:style-name="P29"><text:span text:style-name="T13">Zderzenie siatek = zderzenie trójkątów</text:span></text:p></office:annotation></text:p>
      <text:p text:style-name="P14"><text:span text:style-name="T9">Jako bazę detektora wybrałem algorytm 'Fast Triangle-Triangle Intersection Test' autorstwa Oliviera Devillers oraz Philippe'a Guigue z INRIA </text:span><text:span text:style-name="T11">[RR4488]</text:span><text:span text:style-name="T9">.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span><text:span text:style-name="T9"><office:annotation><dc:creator>Dariusz Maciejewski</dc:creator><dc:date>2008-10-26T16:55:25.60</dc:date><text:p text:style-name="P29"><text:span text:style-name="T13">Optymalizacja detekcji przeciąć – płaszczyzny separujące</text:span></text:p></office:annotation></text:span></text:p>
      <text:p text:style-name="P12">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office:annotation><dc:creator>Dariusz Maciejewski</dc:creator><dc:date>2008-10-26T16:56:22.62</dc:date><text:p text:style-name="P29"><text:span text:style-name="T13">Ograniczenie ilości wierzchołków poprzez mapowanie normalnych</text:span></text:p></office:annotation>, które umożliwiają ograniczenie ilości wierzchołków bez wyraźnej straty na jakości wizualnej. Kolejną techniką obniżającą ilość wierzchołków jest przygotowanie dla detektora kolizji modelu fizycznego, będącego uproszczoną wersją modelu pokazywanego na ekranie.<office:annotation><dc:creator>Dariusz Maciejewski</dc:creator><dc:date>2008-10-26T16:56:46.62</dc:date><text:p text:style-name="P29"><text:span text:style-name="T13">Zastosowanie uproszczonego modelu fizycznego</text:span></text:p></office:annotation> Pozwala to na opisanie modelu postaci za pomocą jedynie kilkudziesięciu do kilkuset wierzchołków. Nadal daje to jednak kilka tysięcy testów dla tylko jednej pary obiektów.</text:p>
      <text:p text:style-name="P19"><text:span text:style-name="T3">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span><text:span text:style-name="T3"><office:annotation><dc:creator>Dariusz Maciejewski</dc:creator><dc:date>2008-10-26T16:57:21.62</dc:date><text:p text:style-name="P29"><text:span text:style-name="T13">Techniki przycinające ilość potencjalnych obiektów i trójkątów</text:span></text:p></office:annotation></text:span></text:p>
      <text:p text:style-name="P16">Wykrywanie kolizji 3</text:p>
      <text:p text:style-name="P12"><text:span text:style-name="T4">BVH - t</text:span>echnika ta polega na podziale obiektu na hierarchiczne drzewo mniejszych elementów. Każdy węzeł drzewa zawiera informację o otaczającej go bryle. Bryłą tą najczęściej są sfery, sześciany bądź walce.<office:annotation><dc:creator>Dariusz Maciejewski</dc:creator><dc:date>2008-10-26T16:58:50.62</dc:date><text:p text:style-name="P29"><text:span text:style-name="T13">BVH</text:span></text:p></office:annotation></text:p>
      <text:p text:style-name="P12">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19"><text:soft-page-break/><text:span text:style-name="T3">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span><text:span text:style-name="T3"><office:annotation><dc:creator>Dariusz Maciejewski</dc:creator><dc:date>2008-10-26T16:59:17.62</dc:date><text:p text:style-name="P29"><text:span text:style-name="T13">Wymagana dokładność detekcji kolizji</text:span></text:p></office:annotation></text:span></text:p>
      <text:p text:style-name="P16">Wykrywanie kolizji 4</text:p>
      <text:p text:style-name="P12">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office:annotation><dc:creator>Dariusz Maciejewski</dc:creator><dc:date>2008-10-26T17:00:24.64</dc:date><text:p text:style-name="P29"><text:span text:style-name="T13">Podział przestrzeni – przycinanie listy obiektów</text:span></text:p></office:annotation></text:p>
      <text:p text:style-name="P12">Najbardziej uniwersalnym sposobem podziału przestrzeni jest zastosowanie drzewa BSP (Binary Space Partitioning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office:annotation><dc:creator>Dariusz Maciejewski</dc:creator><dc:date>2008-10-26T17:00:58.64</dc:date><text:p text:style-name="P29"><text:span text:style-name="T13">BSP</text:span></text:p></office:annotation></text:p>
      <text:p text:style-name="P20">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sześcianie.<office:annotation><dc:creator>Dariusz Maciejewski</dc:creator><dc:date>2008-10-26T17:01:15.64</dc:date><text:p text:style-name="P29"><text:span text:style-name="T13">Quadtree, Octree</text:span></text:p></office:annotation></text:p>
      <text:p text:style-name="P17">Fizyka ciał sztywnych</text:p>
      <text:p text:style-name="P12">Opis dynamiczny</text:p>
      <text:p text:style-name="P12">Posiadając wiedzę o siłach oddziałujących na obiekty oraz kolizjach do których doszło, można przejść do symulacji ruchu. Przykładowym podejściem może być otwarcie podręcznika do fizyki i zastosowanie przedstawionych w nim wzorów opisujących ruch.<office:annotation><dc:creator>Dariusz Maciejewski</dc:creator><dc:date>2008-10-26T17:03:24.64</dc:date><text:p text:style-name="P29"><text:span text:style-name="T13">Opis dynamiczny fizyki</text:span></text:p></office:annotation></text:p>
      <text:p text:style-name="P12">Stosując opis dynamiczny na poziomie modelu jako całości, należ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p text:style-name="P14"><text:span text:style-name="T9">Alternatywne podejście do symulacji fizyki zastosowano po raz pierwszy w grze </text:span><text:span text:style-name="T10">Hitman: Codename 47</text:span><text:span text:style-name="T9">.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text:span><text:span text:style-name="T9"><office:annotation><dc:creator>Dariusz Maciejewski</dc:creator><dc:date>2008-10-26T17:05:56.64</dc:date><text:p text:style-name="P29"><text:span text:style-name="T13">Całkowanie Verlet'a</text:span></text:p></office:annotation></text:span></text:p>
      <text:p text:style-name="P20">Podejście to nazywa się całkowaniem Verlet'a i jest szeroko wykorzystywane w symulacji dynamiki molekularnej. Prędkość ciała zaszyta jest w tym wzorze pod postacią różnicy położenia w w stałej jednostce czasu: <text:s/>x<text:span text:style-name="T12">t</text:span> – x<text:span text:style-name="T12">t-1</text:span>.</text:p>
      <text:p text:style-name="P12">Fizyka - całkowanie Verlet'a</text:p>
      <text:p text:style-name="P12"><text:soft-page-break/>Za pomocą chmury niezależnych punktów materialnych, możemy opisać co najwyżej silnik cząsteczkowy. Jeśli jednak chcielibyśmy by nasze cząsteczki opisywały bardziej złożone ciała, musimy nałożyć na nie ograniczenia.<office:annotation><dc:creator>Dariusz Maciejewski</dc:creator><dc:date>2008-10-26T17:11:59.65</dc:date><text:p text:style-name="P29"><text:span text:style-name="T13">Ograniczenia</text:span></text:p></office:annotation></text:p>
      <text:p text:style-name="P12">Ograniczenia w silniku Verlet'a spełniane są poprzez relaksację. Co interesujące, w pojedynczej klatce symulacji nie musimy doprowadzać do spełnienia wszystkich ograniczeń. Korygowanie pozycji cząsteczek może być kontynuowane w kolejnych klatkach.<office:annotation><dc:creator>Dariusz Maciejewski</dc:creator><dc:date>2008-10-26T17:11:52.65</dc:date><text:p text:style-name="P29"><text:span text:style-name="T13">Relaksacja</text:span></text:p></office:annotation></text:p>
      <text:p text:style-name="P13">Symulacja ciał odkształcalnych</text:p>
      <text:p text:style-name="P12">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office:annotation><dc:creator>Dariusz Maciejewski</dc:creator><dc:date>2008-10-26T17:12:29.65</dc:date><text:p text:style-name="P29"><text:span text:style-name="T13">Ciała odkształcalne</text:span></text:p></office:annotation></text:p>
      <text:p text:style-name="P12">Symulacja ciał sztywnych</text:p>
      <text:p text:style-name="P12">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office:annotation><dc:creator>Dariusz Maciejewski</dc:creator><dc:date>2008-10-26T17:21:20.65</dc:date><text:p text:style-name="P29"><text:span text:style-name="T13">Ciała sztywne – czworościan foremny daje 6 stopni swobody</text:span></text:p></office:annotation></text:p>
      <text:p text:style-name="P12">Zastosowanie silnika Verleta dla ciał sztywnych dawało całkiem dobre efekty, jednakże poprawne wprowadzenie ciała w ruch obrotowy wymagało złożonego wyliczania sił jakie działają na cząsteczki składowe. Aby ruch wirowy nie był nadmiernie tłumiony przez proces relaksacji, trzeba było przykładać do niektórych cząsteczek siły prostopadłe do siły źródłowej. </text:p>
      <text:p text:style-name="P20">W ostatecznej wersji pozostałem przy szkolnym modelu fizyki ciał sztywnych. Jej ruch opisuje liniowa prędkość średnia całego obiektu, oraz prędkość obrotowa wokół centrum masy. Dla uproszczenia przyjąłem równomierny rozkład masy w ciele.<office:annotation><dc:creator>Dariusz Maciejewski</dc:creator><dc:date>2008-10-26T17:24:42.67</dc:date><text:p text:style-name="P29"><text:span text:style-name="T13">Ostatecznie – szkolna dynamika z równomiernym rozkładem masy</text:span></text:p></office:annotation></text:p>
      <text:p text:style-name="P12">Fizyka – szmaciane lalki</text:p>
      <text:p text:style-name="P12">Dynamiczne tworzenie animacji<office:annotation><dc:creator>Dariusz Maciejewski</dc:creator><dc:date>2008-10-26T17:42:00.67</dc:date><text:p text:style-name="P29"><text:span text:style-name="T13">Dynamiczne animacje</text:span></text:p></office:annotation></text:p>
      <text:p text:style-name="P12">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office:annotation><dc:creator>Dariusz Maciejewski</dc:creator><dc:date>2008-10-26T17:42:16.67</dc:date><text:p text:style-name="P29"><text:span text:style-name="T13">Całkowanie Verlet'a</text:span></text:p></office:annotation></text:p>
      <text:p text:style-name="P12">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office:annotation><dc:creator>Dariusz Maciejewski</dc:creator><dc:date>2008-10-26T17:42:34.67</dc:date><text:p text:style-name="P29"><text:span text:style-name="T13">Mieszana lalka</text:span></text:p></office:annotation></text:p>
      <text:p text:style-name="P14"><text:span text:style-name="T9">Takie mieszanie animacji rodziło jednak pewne problemy. Mechanizm Verleta kontynuował ruch zainicjowany przez animację powodując niestabilność całego obiektu. W ostatecznej wersji każdy staw nadal jest traktowany jako cząsteczka, jej prędkość jest jednak przechowywana w bezpośredniej postaci, tak jak dla <text:s/>ciał sztywnych. Z silnika Verleta zachowałem jedynie mechanizm relaksacji naruszonych ograniczeń ruchu kości. Procesowi relaksacji podlegają jednak jedynie kości które zostały 'skrzywdzone' uderzeniem, bądź sąsiadują z innymi 'skrzywdzonymi' </text:span><text:soft-page-break/><text:span text:style-name="T9">kośćmi. Pozostałe kości poruszają się zgodnie z definicjami zawartymi w animacjach.</text:span><text:span text:style-name="T9"><office:annotation><dc:creator>Dariusz Maciejewski</dc:creator><dc:date>2008-10-26T17:43:13.67</dc:date><text:p text:style-name="P29"><text:span text:style-name="T13">Problemy z Verlet'em</text:span></text:p></office:annotation></text:span></text:p>
      <text:p text:style-name="P14"><text:span text:style-name="T9">Zastosowanie silnika Verleta byłoby możliwe, gdyby animacje były definiowane przez siłę, jaką należy nadać stawowi, by znalazł się w pożądanej pozycji, a nie przez bezpośrednie podanie docelowego miejsca. Takie podejście określane jest mianem animacji proceduralnej – logika gry określa efekt jaki chce uzyskać, a silnik fizyczny odpowiedzialny jest za wykonanie ruchu zgodnie z panującymi warunkami fizycznymi.</text:span><text:span text:style-name="T9"><office:annotation><dc:creator>Dariusz Maciejewski</dc:creator><dc:date>2008-10-26T17:32:50.68</dc:date><text:p text:style-name="P29"><text:span text:style-name="T13">Animacja proceduralna</text:span></text:p></office:annotation></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3" svg:font-family="Tahoma"/>
    <style:font-face style:name="TimesNewRomanPSMT" svg:font-family="TimesNewRomanPSMT"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Normalny"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Domy_3f_lnie" style:display-name="Domy?lnie"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style style:name="Wci_3f_cie_20_pierwszego_20_wiersza" style:display-name="Wci?cie pierwszego wiersza" style:family="paragraph" style:parent-style-name="Domy_3f_lnie">
      <style:paragraph-properties fo:margin-left="0cm" fo:margin-right="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left="1.191cm" fo:margin-right="0cm" fo:margin-top="0cm" fo:margin-bottom="0.503cm" fo:line-height="85%" fo:text-align="start" style:justify-single-word="false" fo:text-indent="0cm" style:auto-text-indent="false" style:text-autospace="none">
        <style:tab-stops>
          <style:tab-stop style:position="0.056cm"/>
          <style:tab-stop style:position="1.305cm"/>
          <style:tab-stop style:position="2.552cm"/>
          <style:tab-stop style:position="3.801cm"/>
          <style:tab-stop style:position="5.048cm"/>
          <style:tab-stop style:position="6.297cm"/>
          <style:tab-stop style:position="7.544cm"/>
          <style:tab-stop style:position="8.791cm"/>
          <style:tab-stop style:position="10.04cm"/>
          <style:tab-stop style:position="11.287cm"/>
          <style:tab-stop style:position="12.536cm"/>
          <style:tab-stop style:position="13.785cm"/>
          <style:tab-stop style:position="15.032cm"/>
          <style:tab-stop style:position="16.281cm"/>
          <style:tab-stop style:position="17.528cm"/>
          <style:tab-stop style:position="18.777cm"/>
          <style:tab-stop style:position="20.024cm"/>
          <style:tab-stop style:position="21.273cm"/>
          <style:tab-stop style:position="22.52cm"/>
          <style:tab-stop style:position="23.768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omy_3f_lnie_7e_LT_7e_Gliederung_20_2" style:display-name="Domy?lnie~LT~Gliederung 2" style:family="paragraph" style:parent-style-name="Domy_3f_lnie_7e_LT_7e_Gliederung_20_1">
      <style:paragraph-properties fo:margin-left="2.39cm" fo:margin-right="0cm" fo:margin-top="0cm" fo:margin-bottom="0.4cm" fo:text-indent="0cm" style:auto-text-indent="false">
        <style:tab-stops>
          <style:tab-stop style:position="-2.284cm"/>
          <style:tab-stop style:position="-1.037cm"/>
          <style:tab-stop style:position="0.212cm"/>
          <style:tab-stop style:position="1.459cm"/>
          <style:tab-stop style:position="2.708cm"/>
          <style:tab-stop style:position="3.955cm"/>
          <style:tab-stop style:position="5.203cm"/>
          <style:tab-stop style:position="6.451cm"/>
          <style:tab-stop style:position="7.699cm"/>
          <style:tab-stop style:position="8.946cm"/>
          <style:tab-stop style:position="10.195cm"/>
          <style:tab-stop style:position="11.442cm"/>
          <style:tab-stop style:position="12.691cm"/>
          <style:tab-stop style:position="13.938cm"/>
          <style:tab-stop style:position="15.187cm"/>
          <style:tab-stop style:position="16.434cm"/>
          <style:tab-stop style:position="17.683cm"/>
          <style:tab-stop style:position="18.93cm"/>
          <style:tab-stop style:position="20.177cm"/>
          <style:tab-stop style:position="21.426cm"/>
        </style:tab-stops>
      </style:paragraph-properties>
    </style:style>
    <style:style style:name="Domy_3f_lnie_7e_LT_7e_Gliederung_20_3" style:display-name="Domy?lnie~LT~Gliederung 3" style:family="paragraph" style:parent-style-name="Domy_3f_lnie_7e_LT_7e_Gliederung_20_2">
      <style:paragraph-properties fo:margin-left="3.59cm" fo:margin-right="0cm" fo:margin-top="0cm" fo:margin-bottom="0.3cm" fo:text-indent="0cm" style:auto-text-indent="false">
        <style:tab-stops>
          <style:tab-stop style:position="-3.436cm"/>
          <style:tab-stop style:position="-2.187cm"/>
          <style:tab-stop style:position="-0.94cm"/>
          <style:tab-stop style:position="0.309cm"/>
          <style:tab-stop style:position="1.556cm"/>
          <style:tab-stop style:position="2.805cm"/>
          <style:tab-stop style:position="4.052cm"/>
          <style:tab-stop style:position="5.3cm"/>
          <style:tab-stop style:position="6.548cm"/>
          <style:tab-stop style:position="7.795cm"/>
          <style:tab-stop style:position="9.043cm"/>
          <style:tab-stop style:position="10.292cm"/>
          <style:tab-stop style:position="11.539cm"/>
          <style:tab-stop style:position="12.788cm"/>
          <style:tab-stop style:position="14.035cm"/>
          <style:tab-stop style:position="15.284cm"/>
          <style:tab-stop style:position="16.531cm"/>
          <style:tab-stop style:position="17.78cm"/>
          <style:tab-stop style:position="19.027cm"/>
          <style:tab-stop style:position="20.276cm"/>
        </style:tab-stops>
      </style:paragraph-properties>
    </style:style>
    <style:style style:name="Domy_3f_lnie_7e_LT_7e_Gliederung_20_4" style:display-name="Domy?lnie~LT~Gliederung 4" style:family="paragraph" style:parent-style-name="Domy_3f_lnie_7e_LT_7e_Gliederung_20_3">
      <style:paragraph-properties fo:margin-left="4.787cm" fo:margin-right="0cm" fo:margin-top="0cm" fo:margin-bottom="0.203cm" fo:text-indent="0cm" style:auto-text-indent="false">
        <style:tab-stops>
          <style:tab-stop style:position="-4.584cm"/>
          <style:tab-stop style:position="-3.337cm"/>
          <style:tab-stop style:position="-2.088cm"/>
          <style:tab-stop style:position="-0.841cm"/>
          <style:tab-stop style:position="0.407cm"/>
          <style:tab-stop style:position="1.655cm"/>
          <style:tab-stop style:position="2.903cm"/>
          <style:tab-stop style:position="4.15cm"/>
          <style:tab-stop style:position="5.399cm"/>
          <style:tab-stop style:position="6.646cm"/>
          <style:tab-stop style:position="7.895cm"/>
          <style:tab-stop style:position="9.142cm"/>
          <style:tab-stop style:position="10.391cm"/>
          <style:tab-stop style:position="11.638cm"/>
          <style:tab-stop style:position="12.887cm"/>
          <style:tab-stop style:position="14.134cm"/>
          <style:tab-stop style:position="15.383cm"/>
          <style:tab-stop style:position="16.63cm"/>
          <style:tab-stop style:position="17.877cm"/>
          <style:tab-stop style:position="19.126cm"/>
        </style:tab-stops>
      </style:paragraph-properties>
    </style:style>
    <style:style style:name="Domy_3f_lnie_7e_LT_7e_Gliederung_20_5" style:display-name="Domy?lnie~LT~Gliederung 5" style:family="paragraph" style:parent-style-name="Domy_3f_lnie_7e_LT_7e_Gliederung_20_4">
      <style:paragraph-properties fo:margin-left="5.988cm" fo:margin-right="0cm" fo:margin-top="0cm" fo:margin-bottom="0.101cm" fo:text-indent="0cm" style:auto-text-indent="false">
        <style:tab-stops>
          <style:tab-stop style:position="-5.738cm"/>
          <style:tab-stop style:position="-4.489cm"/>
          <style:tab-stop style:position="-3.242cm"/>
          <style:tab-stop style:position="-1.993cm"/>
          <style:tab-stop style:position="-0.746cm"/>
          <style:tab-stop style:position="0.503cm"/>
          <style:tab-stop style:position="1.75cm"/>
          <style:tab-stop style:position="2.999cm"/>
          <style:tab-stop style:position="4.246cm"/>
          <style:tab-stop style:position="5.493cm"/>
          <style:tab-stop style:position="6.742cm"/>
          <style:tab-stop style:position="7.99cm"/>
          <style:tab-stop style:position="9.237cm"/>
          <style:tab-stop style:position="10.486cm"/>
          <style:tab-stop style:position="11.733cm"/>
          <style:tab-stop style:position="12.982cm"/>
          <style:tab-stop style:position="14.229cm"/>
          <style:tab-stop style:position="15.478cm"/>
          <style:tab-stop style:position="16.725cm"/>
          <style:tab-stop style:position="17.974cm"/>
        </style:tab-stops>
      </style:paragraph-properties>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Domy_3f_lnie_7e_LT_7e_Untertitel" style:display-name="Domy?lnie~LT~Untertitel" style:family="paragraph">
      <style:paragraph-properties fo:margin-left="0.291cm" fo:margin-right="0cm" fo:margin-top="0cm" fo:margin-bottom="0.503cm" fo:line-height="85%" fo:text-align="center" style:justify-single-word="false" fo:text-indent="0cm" style:auto-text-indent="false" style:text-autospace="none">
        <style:tab-stops>
          <style:tab-stop style:position="0cm"/>
          <style:tab-stop style:position="0.956cm"/>
          <style:tab-stop style:position="2.205cm"/>
          <style:tab-stop style:position="3.452cm"/>
          <style:tab-stop style:position="4.701cm"/>
          <style:tab-stop style:position="5.948cm"/>
          <style:tab-stop style:position="7.197cm"/>
          <style:tab-stop style:position="8.444cm"/>
          <style:tab-stop style:position="9.693cm"/>
          <style:tab-stop style:position="10.94cm"/>
          <style:tab-stop style:position="12.188cm"/>
          <style:tab-stop style:position="13.436cm"/>
          <style:tab-stop style:position="14.684cm"/>
          <style:tab-stop style:position="15.931cm"/>
          <style:tab-stop style:position="17.18cm"/>
          <style:tab-stop style:position="18.427cm"/>
          <style:tab-stop style:position="19.676cm"/>
          <style:tab-stop style:position="20.923cm"/>
          <style:tab-stop style:position="22.172cm"/>
          <style:tab-stop style:position="23.419cm"/>
          <style:tab-stop style:position="24.666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omy_3f_lnie_7e_LT_7e_Notizen" style:display-name="Domy?lnie~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omy_3f_lnie_7e_LT_7e_Hintergrundobjekte" style:display-name="Domy?lnie~LT~Hintergrundobjekte"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Domy_3f_lnie_7e_LT_7e_Hintergrund" style:display-name="Domy?lnie~LT~Hintergrund" style:family="paragraph">
      <style:paragraph-properties fo:text-align="center" style:justify-single-word="false" style:text-autospace="none"/>
    </style:style>
    <style:style style:name="WW-Tytu_3f_" style:display-name="WW-Tytu?"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Podtytu_3f_" style:display-name="Podtytu?" style:family="paragraph">
      <style:paragraph-properties fo:margin-left="0.291cm" fo:margin-right="0cm" fo:margin-top="0cm" fo:margin-bottom="0.503cm" fo:line-height="85%" fo:text-align="center" style:justify-single-word="false" fo:text-indent="0cm" style:auto-text-indent="false" style:text-autospace="none">
        <style:tab-stops>
          <style:tab-stop style:position="0cm"/>
          <style:tab-stop style:position="0.956cm"/>
          <style:tab-stop style:position="2.205cm"/>
          <style:tab-stop style:position="3.452cm"/>
          <style:tab-stop style:position="4.701cm"/>
          <style:tab-stop style:position="5.948cm"/>
          <style:tab-stop style:position="7.197cm"/>
          <style:tab-stop style:position="8.444cm"/>
          <style:tab-stop style:position="9.693cm"/>
          <style:tab-stop style:position="10.94cm"/>
          <style:tab-stop style:position="12.188cm"/>
          <style:tab-stop style:position="13.436cm"/>
          <style:tab-stop style:position="14.684cm"/>
          <style:tab-stop style:position="15.931cm"/>
          <style:tab-stop style:position="17.18cm"/>
          <style:tab-stop style:position="18.427cm"/>
          <style:tab-stop style:position="19.676cm"/>
          <style:tab-stop style:position="20.923cm"/>
          <style:tab-stop style:position="22.172cm"/>
          <style:tab-stop style:position="23.419cm"/>
          <style:tab-stop style:position="24.666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biekty_20_t_3f_a" style:display-name="Obiekty t?a"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_3f_o" style:display-name="T?o" style:family="paragraph">
      <style:paragraph-properties fo:text-align="center" style:justify-single-word="false" style:text-autospace="none"/>
    </style:style>
    <style:style style:name="Notatki"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Konspekt_20_1" style:display-name="Konspekt 1" style:family="paragraph">
      <style:paragraph-properties fo:margin-left="1.191cm" fo:margin-right="0cm" fo:margin-top="0cm" fo:margin-bottom="0.503cm" fo:line-height="85%" fo:text-align="start" style:justify-single-word="false" fo:text-indent="0cm" style:auto-text-indent="false" style:text-autospace="none">
        <style:tab-stops>
          <style:tab-stop style:position="0.056cm"/>
          <style:tab-stop style:position="1.305cm"/>
          <style:tab-stop style:position="2.552cm"/>
          <style:tab-stop style:position="3.801cm"/>
          <style:tab-stop style:position="5.048cm"/>
          <style:tab-stop style:position="6.297cm"/>
          <style:tab-stop style:position="7.544cm"/>
          <style:tab-stop style:position="8.791cm"/>
          <style:tab-stop style:position="10.04cm"/>
          <style:tab-stop style:position="11.287cm"/>
          <style:tab-stop style:position="12.536cm"/>
          <style:tab-stop style:position="13.785cm"/>
          <style:tab-stop style:position="15.032cm"/>
          <style:tab-stop style:position="16.281cm"/>
          <style:tab-stop style:position="17.528cm"/>
          <style:tab-stop style:position="18.777cm"/>
          <style:tab-stop style:position="20.024cm"/>
          <style:tab-stop style:position="21.273cm"/>
          <style:tab-stop style:position="22.52cm"/>
          <style:tab-stop style:position="23.768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Konspekt_20_2" style:display-name="Konspekt 2" style:family="paragraph" style:parent-style-name="Konspekt_20_1">
      <style:paragraph-properties fo:margin-left="2.39cm" fo:margin-right="0cm" fo:margin-top="0cm" fo:margin-bottom="0.4cm" fo:text-indent="0cm" style:auto-text-indent="false">
        <style:tab-stops>
          <style:tab-stop style:position="-2.284cm"/>
          <style:tab-stop style:position="-1.037cm"/>
          <style:tab-stop style:position="0.212cm"/>
          <style:tab-stop style:position="1.459cm"/>
          <style:tab-stop style:position="2.708cm"/>
          <style:tab-stop style:position="3.955cm"/>
          <style:tab-stop style:position="5.203cm"/>
          <style:tab-stop style:position="6.451cm"/>
          <style:tab-stop style:position="7.699cm"/>
          <style:tab-stop style:position="8.946cm"/>
          <style:tab-stop style:position="10.195cm"/>
          <style:tab-stop style:position="11.442cm"/>
          <style:tab-stop style:position="12.691cm"/>
          <style:tab-stop style:position="13.938cm"/>
          <style:tab-stop style:position="15.187cm"/>
          <style:tab-stop style:position="16.434cm"/>
          <style:tab-stop style:position="17.683cm"/>
          <style:tab-stop style:position="18.93cm"/>
          <style:tab-stop style:position="20.177cm"/>
          <style:tab-stop style:position="21.426cm"/>
        </style:tab-stops>
      </style:paragraph-properties>
    </style:style>
    <style:style style:name="Konspekt_20_3" style:display-name="Konspekt 3" style:family="paragraph" style:parent-style-name="Konspekt_20_2">
      <style:paragraph-properties fo:margin-left="3.59cm" fo:margin-right="0cm" fo:margin-top="0cm" fo:margin-bottom="0.3cm" fo:text-indent="0cm" style:auto-text-indent="false">
        <style:tab-stops>
          <style:tab-stop style:position="-3.436cm"/>
          <style:tab-stop style:position="-2.187cm"/>
          <style:tab-stop style:position="-0.94cm"/>
          <style:tab-stop style:position="0.309cm"/>
          <style:tab-stop style:position="1.556cm"/>
          <style:tab-stop style:position="2.805cm"/>
          <style:tab-stop style:position="4.052cm"/>
          <style:tab-stop style:position="5.3cm"/>
          <style:tab-stop style:position="6.548cm"/>
          <style:tab-stop style:position="7.795cm"/>
          <style:tab-stop style:position="9.043cm"/>
          <style:tab-stop style:position="10.292cm"/>
          <style:tab-stop style:position="11.539cm"/>
          <style:tab-stop style:position="12.788cm"/>
          <style:tab-stop style:position="14.035cm"/>
          <style:tab-stop style:position="15.284cm"/>
          <style:tab-stop style:position="16.531cm"/>
          <style:tab-stop style:position="17.78cm"/>
          <style:tab-stop style:position="19.027cm"/>
          <style:tab-stop style:position="20.276cm"/>
        </style:tab-stops>
      </style:paragraph-properties>
    </style:style>
    <style:style style:name="Konspekt_20_4" style:display-name="Konspekt 4" style:family="paragraph" style:parent-style-name="Konspekt_20_3">
      <style:paragraph-properties fo:margin-left="4.787cm" fo:margin-right="0cm" fo:margin-top="0cm" fo:margin-bottom="0.203cm" fo:text-indent="0cm" style:auto-text-indent="false">
        <style:tab-stops>
          <style:tab-stop style:position="-4.584cm"/>
          <style:tab-stop style:position="-3.337cm"/>
          <style:tab-stop style:position="-2.088cm"/>
          <style:tab-stop style:position="-0.841cm"/>
          <style:tab-stop style:position="0.407cm"/>
          <style:tab-stop style:position="1.655cm"/>
          <style:tab-stop style:position="2.903cm"/>
          <style:tab-stop style:position="4.15cm"/>
          <style:tab-stop style:position="5.399cm"/>
          <style:tab-stop style:position="6.646cm"/>
          <style:tab-stop style:position="7.895cm"/>
          <style:tab-stop style:position="9.142cm"/>
          <style:tab-stop style:position="10.391cm"/>
          <style:tab-stop style:position="11.638cm"/>
          <style:tab-stop style:position="12.887cm"/>
          <style:tab-stop style:position="14.134cm"/>
          <style:tab-stop style:position="15.383cm"/>
          <style:tab-stop style:position="16.63cm"/>
          <style:tab-stop style:position="17.877cm"/>
          <style:tab-stop style:position="19.126cm"/>
        </style:tab-stops>
      </style:paragraph-properties>
    </style:style>
    <style:style style:name="Konspekt_20_5" style:display-name="Konspekt 5" style:family="paragraph" style:parent-style-name="Konspekt_20_4">
      <style:paragraph-properties fo:margin-left="5.988cm" fo:margin-right="0cm" fo:margin-top="0cm" fo:margin-bottom="0.101cm" fo:text-indent="0cm" style:auto-text-indent="false">
        <style:tab-stops>
          <style:tab-stop style:position="-5.738cm"/>
          <style:tab-stop style:position="-4.489cm"/>
          <style:tab-stop style:position="-3.242cm"/>
          <style:tab-stop style:position="-1.993cm"/>
          <style:tab-stop style:position="-0.746cm"/>
          <style:tab-stop style:position="0.503cm"/>
          <style:tab-stop style:position="1.75cm"/>
          <style:tab-stop style:position="2.999cm"/>
          <style:tab-stop style:position="4.246cm"/>
          <style:tab-stop style:position="5.493cm"/>
          <style:tab-stop style:position="6.742cm"/>
          <style:tab-stop style:position="7.99cm"/>
          <style:tab-stop style:position="9.237cm"/>
          <style:tab-stop style:position="10.486cm"/>
          <style:tab-stop style:position="11.733cm"/>
          <style:tab-stop style:position="12.982cm"/>
          <style:tab-stop style:position="14.229cm"/>
          <style:tab-stop style:position="15.478cm"/>
          <style:tab-stop style:position="16.725cm"/>
          <style:tab-stop style:position="17.974cm"/>
        </style:tab-stops>
      </style:paragraph-properties>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Kod" style:family="paragraph">
      <style:paragraph-properties style:text-autospace="none"/>
      <style:text-properties style:use-window-font-color="true" style:font-name="Courier New" fo:font-size="10pt" style:font-name-asian="Courier New" style:font-size-asian="10pt" style:font-name-complex="Courier New" style:font-size-complex="10pt"/>
    </style:style>
    <style:style style:name="Podrozdzia_3f__20_2" style:display-name="Podrozdzia? 2" style:family="paragraph">
      <style:paragraph-properties fo:margin-top="0.88cm" fo:margin-bottom="0cm" style:text-autospace="none"/>
      <style:text-properties fo:font-size="12pt" style:font-size-asian="12pt" style:font-size-complex="12pt"/>
    </style:style>
    <style:style style:name="BiblioReference" style:family="paragraph">
      <style:paragraph-properties style:text-autospace="none"/>
      <style:text-properties style:font-name="Courier New" fo:font-size="21pt" style:font-name-asian="Courier New" style:font-size-asian="21pt" style:font-name-complex="Courier New" style:font-size-complex="21pt"/>
    </style:style>
    <style:style style:name="caption" style:family="paragraph">
      <style:paragraph-properties fo:margin-top="0.374cm" fo:margin-bottom="0.374cm" style:text-autospace="none"/>
      <style:text-properties style:font-name="Tahoma1" fo:font-size="21pt" fo:font-style="italic" style:font-name-asian="Tahoma1" style:font-size-asian="21pt" style:font-style-asian="italic" style:font-name-complex="Tahoma1" style:font-size-complex="21pt" style:font-style-complex="italic"/>
    </style:style>
    <style:style style:name="Drawing_20__28_user_29_" style:display-name="Drawing (user)" style:family="paragraph">
      <style:paragraph-properties fo:margin-top="0.374cm" fo:margin-bottom="0.374cm" fo:text-align="center" style:justify-single-word="false" style:text-autospace="none"/>
      <style:text-properties style:font-name="Tahoma1" fo:font-size="21pt" fo:font-style="italic" style:font-name-asian="Tahoma1" style:font-size-asian="21pt" style:font-style-asian="italic" style:font-name-complex="Tahoma1" style:font-size-complex="21pt" style:font-style-complex="italic"/>
    </style:style>
    <style:style style:name="Index_20__28_user_29_" style:display-name="Index (user)" style:family="paragraph">
      <style:paragraph-properties style:text-autospace="none"/>
      <style:text-properties style:use-window-font-color="true" style:font-name="Tahoma1" fo:font-size="21pt" style:font-name-asian="Tahoma1" style:font-size-asian="21pt" style:font-name-complex="Tahoma1" style:font-size-complex="21pt"/>
    </style:style>
    <style:style style:name="index_20_2" style:display-name="index 2" style:family="paragraph">
      <style:paragraph-properties fo:margin-left="0.88cm" fo:margin-right="0cm" fo:text-indent="0cm" style:auto-text-indent="false" style:text-autospace="none"/>
      <style:text-properties style:use-window-font-color="true" style:font-name="Tahoma1" fo:font-size="21pt" style:font-name-asian="Tahoma1" style:font-size-asian="21pt" style:font-name-complex="Tahoma1" style:font-size-complex="21pt"/>
    </style:style>
    <style:style style:name="Formu_3f_a_20_matematyczna" style:display-name="Formu?a matematyczna" style:family="paragraph">
      <style:paragraph-properties fo:margin-left="0cm" fo:margin-right="0cm" fo:text-align="center" style:justify-single-word="false" fo:text-indent="0cm" style:auto-text-indent="false" style:text-autospace="none"/>
      <style:text-properties style:use-window-font-color="true" style:font-name="Tahoma1" fo:font-size="21pt" style:font-name-asian="Tahoma1" style:font-size-asian="21pt" style:font-name-complex="Tahoma1" style:font-size-complex="21pt"/>
    </style:style>
    <style:style style:name="Bibliografia" style:family="paragraph">
      <style:paragraph-properties fo:margin-left="3.528cm" fo:margin-right="0cm" fo:text-indent="-1.764cm" style:auto-text-indent="false" style:text-autospace="none"/>
      <style:text-properties fo:font-size="21pt" style:font-size-asian="21pt" style:font-size-complex="21pt"/>
    </style:style>
    <style:style style:name="Internet_20_link" style:display-name="Internet link" style:family="paragraph">
      <style:paragraph-properties style:text-autospace="none"/>
      <style:text-properties fo:color="#0047ff" fo:font-size="21pt" style:text-underline-style="solid" style:text-underline-width="auto" style:text-underline-color="font-color" style:font-size-asian="21pt" style:font-size-complex="21pt"/>
    </style:style>
    <style:style style:name="WW-Tytu_3f_1" style:display-name="WW-Tytu?1"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Tytu_3f_12" style:display-name="WW-Tytu?12"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Tytu_3f_123" style:display-name="WW-Tytu?123"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Tytu_3f_1234" style:display-name="WW-Tytu?1234"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Tytu_3f_12345" style:display-name="WW-Tytu?12345"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Tytu_3f_123456" style:display-name="WW-Tytu?123456"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Tytu_3f_1234567" style:display-name="WW-Tytu?1234567"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 style:display-name="WW-Domy?lnie~LT~Notizen"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 style:display-name="WW-Tytu?12345678"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 style:display-name="WW-Domy?lnie~LT~Notizen1"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9" style:display-name="WW-Tytu?123456789"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2" style:display-name="WW-Domy?lnie~LT~Notizen12"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910" style:display-name="WW-Tytu?12345678910"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23" style:display-name="WW-Domy?lnie~LT~Notizen123"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91011" style:display-name="WW-Tytu?1234567891011"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234" style:display-name="WW-Domy?lnie~LT~Notizen1234"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9101112" style:display-name="WW-Tytu?123456789101112"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2345" style:display-name="WW-Domy?lnie~LT~Notizen12345"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910111213" style:display-name="WW-Tytu?12345678910111213"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23456" style:display-name="WW-Domy?lnie~LT~Notizen123456"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91011121314" style:display-name="WW-Tytu?1234567891011121314"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234567" style:display-name="WW-Domy?lnie~LT~Notizen1234567"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WW-Tytu_3f_123456789101112131415" style:display-name="WW-Tytu?123456789101112131415" style:family="paragraph">
      <style:paragraph-properties fo:margin-left="0cm" fo:margin-right="0cm" fo:margin-top="0cm" fo:margin-bottom="0cm" fo:line-height="8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DejaVu Sans" fo:font-size="36pt" fo:font-style="normal" fo:text-shadow="none" style:text-underline-style="none" fo:font-weight="bold" style:font-name-asian="DejaVu Sans" style:font-size-asian="36pt" style:font-style-asian="normal" style:font-weight-asian="bold" style:font-name-complex="DejaVu Sans" style:font-size-complex="36pt" style:font-style-complex="normal" style:font-weight-complex="bold" style:text-emphasize="none"/>
    </style:style>
    <style:style style:name="WW-Domy_3f_lnie_7e_LT_7e_Notizen12345678" style:display-name="WW-Domy?lnie~LT~Notizen12345678" style:family="paragraph">
      <style:paragraph-properties fo:margin-top="0.28cm" fo:margin-bottom="0cm" style:line-height-at-least="1.099cm" style:text-autospace="none">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style:font-name="Tahoma" fo:font-size="12pt" style:font-name-asian="Tahoma" style:font-size-asian="12pt" style:font-name-complex="Tahoma" style:font-size-complex="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iblioReference" style:family="text">
      <style:text-properties style:font-name="Courier New1" fo:font-size="11pt" style:text-underline-style="none"/>
    </style:style>
    <style:style style:name="Internet_20_link" style:display-name="Internet link" style:family="text">
      <style:text-properties fo:color="#0047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riusz Maciejewski</meta:initial-creator>
    <meta:creation-date>2008-10-26T15:02:23.03</meta:creation-date>
    <dc:date>2008-10-26T18:12:18.65</dc:date>
    <dc:creator>Dariusz Maciejewski</dc:creator>
    <meta:editing-duration>PT03H04M19S</meta:editing-duration>
    <meta:editing-cycles>33</meta:editing-cycles>
    <meta:generator>OpenOffice.org/3.0$Win32 OpenOffice.org_project/300m9$Build-9358</meta:generator>
    <meta:printed-by>Dariusz Maciejewski</meta:printed-by>
    <meta:print-date>2008-10-26T17:49:43.29</meta:print-date>
    <meta:document-statistic meta:table-count="0" meta:image-count="0" meta:object-count="0" meta:page-count="8" meta:paragraph-count="89" meta:word-count="3218" meta:character-count="24760"/>
    <meta:user-defined meta:name="Informacja 1"/>
    <meta:user-defined meta:name="Informacja 2"/>
    <meta:user-defined meta:name="Informacja 3"/>
    <meta:user-defined meta:name="Informacja 4"/>
  </office:meta>
</office:document-meta>
</file>